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74" style:family="table">
      <style:table-properties style:width="16.159cm" fo:margin-left="0.439cm" fo:margin-right="0.4cm" table:align="margins" style:writing-mode="lr-tb"/>
    </style:style>
    <style:style style:name="Tabla74.A" style:family="table-column">
      <style:table-column-properties style:column-width="8.052cm" style:rel-column-width="32657*"/>
    </style:style>
    <style:style style:name="Tabla74.B" style:family="table-column">
      <style:table-column-properties style:column-width="8.107cm" style:rel-column-width="32878*"/>
    </style:style>
    <style:style style:name="Tabla7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4.B1" style:family="table-cell">
      <style:table-cell-properties style:vertical-align="middle" fo:padding="0.097cm" fo:border="0.5pt solid #000000"/>
    </style:style>
    <style:style style:name="Tabla7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" style:family="table">
      <style:table-properties style:width="16.168cm" fo:margin-left="0.43cm" fo:margin-right="0.4cm" table:align="margins" style:writing-mode="lr-tb"/>
    </style:style>
    <style:style style:name="Tabla75.A" style:family="table-column">
      <style:table-column-properties style:column-width="8.07cm" style:rel-column-width="32712*"/>
    </style:style>
    <style:style style:name="Tabla75.B" style:family="table-column">
      <style:table-column-properties style:column-width="8.098cm" style:rel-column-width="32823*"/>
    </style:style>
    <style:style style:name="Tabla75.A1" style:family="table-cell">
      <style:table-cell-properties style:vertical-align="middle" fo:padding="0.097cm" fo:border="0.5pt solid #000000"/>
    </style:style>
    <style:style style:name="Tabla7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5.3" style:family="table-row">
      <style:table-row-properties style:min-row-height="1.124cm"/>
    </style:style>
    <style:style style:name="Tabla76" style:family="table">
      <style:table-properties style:width="16.159cm" fo:margin-left="0.42cm" fo:margin-right="0.42cm" table:align="margins" style:writing-mode="lr-tb"/>
    </style:style>
    <style:style style:name="Tabla76.A" style:family="table-column">
      <style:table-column-properties style:column-width="16.159cm" style:rel-column-width="65535*"/>
    </style:style>
    <style:style style:name="Tabla76.A1" style:family="table-cell">
      <style:table-cell-properties style:vertical-align="middle" fo:padding="0.097cm" fo:border="0.5pt solid #000000"/>
    </style:style>
    <style:style style:name="Tabla7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7" style:family="table">
      <style:table-properties style:width="16.159cm" fo:margin-left="0.42cm" fo:margin-right="0.42cm" table:align="margins"/>
    </style:style>
    <style:style style:name="Tabla77.A" style:family="table-column">
      <style:table-column-properties style:column-width="16.159cm" style:rel-column-width="65535*"/>
    </style:style>
    <style:style style:name="Tabla77.A1" style:family="table-cell">
      <style:table-cell-properties fo:padding="0.097cm" fo:border="0.5pt solid #000000"/>
    </style:style>
    <style:style style:name="Tabla7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155cm" fo:margin-left="0.407cm" fo:margin-right="0.436cm" table:align="margins" style:writing-mode="lr-tb"/>
    </style:style>
    <style:style style:name="Tabla2.A" style:family="table-column">
      <style:table-column-properties style:column-width="16.15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0.288cm" fo:keep-together="auto"/>
    </style:style>
    <style:style style:name="Tabla2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Standard">
      <style:text-properties fo:color="#000000" style:font-name="ari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1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2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3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5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6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dificar Solicitud de Cambio</text:p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8">Nombre del Caso de Uso: <text:span text:style-name="T4">Modificar Solicitud de Cambio.</text:span></text:p>
          </table:table-cell>
          <table:table-cell table:style-name="Tabla74.B1" office:value-type="string">
            <text:p text:style-name="P8">Nro. de Caso de Uso: <text:span text:style-name="T4">CU 72</text:span></text:p>
          </table:table-cell>
        </table:table-row>
        <table:table-row>
          <table:table-cell table:style-name="Tabla74.A2" table:number-columns-spanned="2" office:value-type="string">
            <text:p text:style-name="P8">Actor Principal: <text:span text:style-name="T4">Usuario.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8">Objetivo: <text:span text:style-name="T4">Permite agregar ítems a una Solicitud de Cambio y modificar su descripción. </text:span>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8">Pre-condiciones:</text:p>
            <text:p text:style-name="P8"><text:span text:style-name="T4">1 </text:span><text:bookmark-start text:name="__DdeLink__18009_153333734122"/><text:span text:style-name="T4">–</text:span><text:bookmark-end text:name="__DdeLink__18009_153333734122"/><text:span text:style-name="T4"> </text:span><text:span text:style-name="T4">Debe estar existir un Usuario asignado al Proyecto.</text:span></text:p>
            <text:p text:style-name="P7"><text:span text:style-name="UC_5f_NormalAzul_20_Car"><text:span text:style-name="T5">2 – El Usuario debe haber iniciado sesión exitosamente y estar con la sesión abierta.</text:span></text:span></text:p>
            <text:p text:style-name="P9">3 <text:bookmark-start text:name="__DdeLink__21331_680155964"/>–<text:bookmark-end text:name="__DdeLink__21331_680155964"/> Solo puede ser modificada una Solicitud de Cambio correspondiente al Proyecto actual.</text:p>
            <text:p text:style-name="P9">4 – Solo se podrá modificar una solicitud en caso de que no se haya enviado para su Aprobación.</text:p>
          </table:table-cell>
          <table:covered-table-cell/>
        </table:table-row>
        <table:table-row>
          <table:table-cell table:style-name="Tabla74.A2" table:number-columns-spanned="2" office:value-type="string">
            <text:p text:style-name="P8">Post-condiciones:</text:p>
            <text:p text:style-name="P8"><text:span text:style-name="T4">1</text:span> <text:span text:style-name="T4">–</text:span><text:span text:style-name="T4"> El sistema validará y registrará los cambios hechos en <text:s/>la Solicitud de Cambio del proyecto.</text:span></text:p>
          </table:table-cell>
          <table:covered-table-cell/>
        </table:table-row>
      </table:table>
      <text:p text:style-name="P5"/>
      <text:p text:style-name="P2"><text:span text:style-name="T6">Diagramas de casos de uso relacionados:</text:span><text:span text:style-name="UC_5f_NormalAzul_20_Car"><text:span text:style-name="T7">Diagrama de Casos de Uso de Módulo de Desarrollo.</text:span></text:span></text:p>
      <text:p text:style-name="P5"/>
      <table:table table:name="Tabla75" table:style-name="Tabla75">
        <table:table-column table:style-name="Tabla75.A"/>
        <table:table-column table:style-name="Tabla75.B"/>
        <table:table-row>
          <table:table-cell table:style-name="Tabla75.A1" table:number-columns-spanned="2" office:value-type="string">
            <text:p text:style-name="P8">CURSO NORMAL (Camino exitoso)</text:p>
            <text:p text:style-name="P8"/>
          </table:table-cell>
          <table:covered-table-cell/>
        </table:table-row>
        <table:table-row>
          <table:table-cell table:style-name="Tabla75.A2" office:value-type="string">
            <text:p text:style-name="P8">Usuario</text:p>
          </table:table-cell>
          <table:table-cell table:style-name="Tabla75.B2" office:value-type="string">
            <text:p text:style-name="P8">Sistema</text:p>
          </table:table-cell>
        </table:table-row>
        <table:table-row table:style-name="Tabla75.3">
          <table:table-cell table:style-name="Tabla75.A2" office:value-type="string">
            <text:p text:style-name="P10">1 <text:span text:style-name="T4">–</text:span> El Usuario selecciona la opción Modificar Solicitud de Cambio.</text:p>
          </table:table-cell>
          <table:table-cell table:style-name="Tabla75.B2" office:value-type="string">
            <text:p text:style-name="P10">2 <text:bookmark-start text:name="__DdeLink__18823_15333373411"/><text:span text:style-name="T4">–</text:span><text:bookmark-end text:name="__DdeLink__18823_15333373411"/> Se despliega la lista de Solicitudes del Proyecto Actual.</text:p>
          </table:table-cell>
        </table:table-row>
        <table:table-row table:style-name="Tabla75.3">
          <table:table-cell table:style-name="Tabla75.A2" office:value-type="string">
            <text:p text:style-name="P10">3 <text:span text:style-name="T4">–</text:span> El Usuario selecciona una Solicitud.</text:p>
          </table:table-cell>
          <table:table-cell table:style-name="Tabla75.B2" office:value-type="string">
            <text:p text:style-name="P10">4 <text:span text:style-name="T4">–</text:span> Se listan los ítems del la solicitud para poder eliminarlos o se listan en caso de agregar ítems.</text:p>
          </table:table-cell>
        </table:table-row>
        <table:table-row table:style-name="Tabla75.3">
          <table:table-cell table:style-name="Tabla75.A2" office:value-type="string">
            <text:p text:style-name="P10">5 <text:span text:style-name="T4">– El usuario modifica la Solicitud de Cambio.</text:span></text:p>
          </table:table-cell>
          <table:table-cell table:style-name="Tabla75.B2" office:value-type="string">
            <text:p text:style-name="P10">6 <text:span text:style-name="T4">–</text:span> Se realiza los nuevos calculos de impacto y costo total. </text:p>
          </table:table-cell>
        </table:table-row>
        <table:table-row table:style-name="Tabla75.3">
          <table:table-cell table:style-name="Tabla75.A2" office:value-type="string">
            <text:p text:style-name="P10">7 <text:bookmark-start text:name="__DdeLink__18831_15333373411"/><text:span text:style-name="T4">–</text:span><text:bookmark-end text:name="__DdeLink__18831_15333373411"/> Selecciona Guardar.</text:p>
          </table:table-cell>
          <table:table-cell table:style-name="Tabla75.B2" office:value-type="string">
            <text:p text:style-name="P10">8 <text:span text:style-name="T4">–</text:span> Verifica que los datos sean válidos, y posteriormente registra los datos nuevos en la base de datos.</text:p>
          </table:table-cell>
        </table:table-row>
      </table:table>
      <text:p text:style-name="P5"/>
      <table:table table:name="Tabla76" table:style-name="Tabla76">
        <table:table-column table:style-name="Tabla76.A"/>
        <table:table-row>
          <table:table-cell table:style-name="Tabla76.A1" office:value-type="string">
            <text:p text:style-name="P8">ALTERNATIVAS(Camino exitoso)</text:p>
          </table:table-cell>
        </table:table-row>
        <table:table-row>
          <table:table-cell table:style-name="Tabla76.A2" office:value-type="string">
            <text:list xml:id="list401534092" text:style-name="WW8Num8">
              <text:list-header>
                <text:p text:style-name="P16"><text:bookmark-start text:name="__DdeLink__17412_10543304321"/>A1. Cancelar modificación de Solicitud de Cambio.</text:p>
                <text:p text:style-name="P14">El Usuario dispone de la opción Cancelar en todo momento, en cuyo caso se cierra el formulario de Modificación de Solicitud de Cambio y se redirecciona a la página de Administrar Solicitud de Cambio. Los datos de la Solicitud de Cambio quedan como se encontraban previamente.<text:bookmark-end text:name="__DdeLink__17412_10543304321"/></text:p>
              </text:list-header>
            </text:list>
          </table:table-cell>
        </table:table-row>
      </table:table>
      <text:p text:style-name="P5"/>
      <table:table table:name="Tabla77" table:style-name="Tabla77">
        <table:table-column table:style-name="Tabla77.A"/>
        <table:table-row>
          <table:table-cell table:style-name="Tabla77.A1" office:value-type="string">
            <text:p text:style-name="P8">EXCEPCIONES</text:p>
          </table:table-cell>
        </table:table-row>
        <table:table-row>
          <table:table-cell table:style-name="Tabla77.A2" office:value-type="string">
            <text:list xml:id="list853547620" text:continue-numbering="true" text:style-name="WW8Num8">
              <text:list-header>
                <text:p text:style-name="P16">E1. Solicitud Enviada.</text:p>
                <text:p text:style-name="P17"><text:soft-page-break/><text:span text:style-name="T1">Si la solicitud ha sido enviada para su aprobación por parte del comité, esta ya </text:span><text:span text:style-name="T1">no puede ser modificada.</text:span></text:p>
                <text:p text:style-name="P16">E2. Servidor Web no disponible.</text:p>
              </text:list-header>
            </text:list>
            <text:p text:style-name="P12">Si el Sistema no puede interactuar con el Servidor Web para la Modificación de Solicitud de Cambio, el usuario debe ser notificado por medio de un mensaje.</text:p>
            <text:p text:style-name="P11"/>
          </table:table-cell>
        </table:table-row>
      </table:table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<text:span text:style-name="T9">Asociaciones de Exten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2.2">
          <table:table-cell table:style-name="Tabla2.A1" office:value-type="string">
            <text:p text:style-name="P6"><text:span text:style-name="T3">Asociaciones de Inclusión:</text:span> Consultar Ítem , Consultar Solicitud de Cambio, Consultar Línea Base, Calcular Impacto, Calcular Costo Total.</text:p>
          </table:table-cell>
        </table:table-row>
        <table:table-row table:style-name="Tabla2.1">
          <table:table-cell table:style-name="Tabla2.A1" office:value-type="string">
            <text:p text:style-name="P6"><text:span text:style-name="T3">Casos de Uso donde se incluye:</text:span> Ninguno.</text:p>
          </table:table-cell>
        </table:table-row>
        <table:table-row table:style-name="Tabla2.1">
          <table:table-cell table:style-name="Tabla2.A1" office:value-type="string">
            <text:p text:style-name="P6"><text:span text:style-name="T3">Casos de Uso al que extiende:</text:span> Administrar Solicitud de Cambio.</text:p>
          </table:table-cell>
        </table:table-row>
        <table:table-row table:style-name="Tabla2.1">
          <table:table-cell table:style-name="Tabla2.A1" office:value-type="string">
            <text:p text:style-name="P6"><text:span text:style-name="T3">Caso de Uso de Generalización:</text:span> Ninguno.</text:p>
          </table:table-cell>
        </table:table-row>
        <table:table-row table:style-name="Tabla2.1">
          <table:table-cell table:style-name="Tabla2.A6" office:value-type="string">
            <text:p text:style-name="P6"><text:span text:style-name="T3">Requerimientos Funcionales Asociados:</text:span> RF280 al RF282.</text:p>
          </table:table-cell>
        </table:table-row>
      </table:table>
      <text:p text:style-name="P4"/>
      <text:list xml:id="list1377606949" text:style-name="L1">
        <text:list-item>
          <text:list>
            <text:list-item>
              <text:list>
                <text:list-item>
                  <text:list>
                    <text:list-header>
                      <text:p text:style-name="P13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6M16S</meta:editing-duration>
    <meta:editing-cycles>164</meta:editing-cycles>
    <meta:generator>LibreOffice/3.5$Linux_x86 LibreOffice_project/350m1$Build-2</meta:generator>
    <dc:date>2013-03-23T00:00:15</dc:date>
    <dc:creator>elena </dc:creator>
    <meta:document-statistic meta:table-count="5" meta:image-count="0" meta:object-count="0" meta:page-count="2" meta:paragraph-count="39" meta:word-count="397" meta:character-count="2432" meta:non-whitespace-character-count="2070"/>
    <meta:user-defined meta:name="Info 1"/>
    <meta:user-defined meta:name="Info 2"/>
    <meta:user-defined meta:name="Info 3"/>
    <meta:user-defined meta:name="Info 4"/>
  </office:meta>
</office:document-meta>
</file>